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umberland" svg:font-family="Cumberla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style:vertical-align="automatic"/>
      <style:text-properties style:font-name="Cumberland" style:font-name-asian="Cumberland" style:font-name-complex="Cumberland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6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Assignment 2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blems from the text book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) <text:s/>For each function f(n) and time t in the following table, determine the largest size n of a problem that can be solved in time t,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<text:s/>assuming that the algorithm to solve the problem takes f(n) microseconds.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office:value-type="string" table:style-name="ce5">
            <text:p>1 second</text:p>
          </table:table-cell>
          <table:table-cell office:value-type="string" table:style-name="ce5">
            <text:p>1 minute</text:p>
          </table:table-cell>
          <table:table-cell office:value-type="string" table:style-name="ce5">
            <text:p>1 hour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1 month</text:p>
          </table:table-cell>
          <table:table-cell office:value-type="string" table:style-name="ce5">
            <text:p>1 year</text:p>
          </table:table-cell>
          <table:table-cell office:value-type="string" table:style-name="ce6">
            <text:p>1 century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lg n</text:p>
          </table:table-cell>
          <table:table-cell office:value-type="float" office:value="2000000" table:formula="of:=INT(2)*POWER(10;6)" table:style-name="ce8">
            <text:p>2000000</text:p>
          </table:table-cell>
          <table:table-cell office:value-type="float" office:value="5598720000000" table:formula="of:=INT(2)*POWER(6*10;7)" table:style-name="ce8">
            <text:p>5.59872E+12</text:p>
          </table:table-cell>
          <table:table-cell office:value-type="float" office:value="5.642219814912E+20" table:formula="of:=INT(2)*POWER(36*10;8)" table:style-name="ce8">
            <text:p>5.64222E+20</text:p>
          </table:table-cell>
          <table:table-cell office:value-type="float" office:value="6.2106911877649096E+31" table:formula="of:=INT(2)*POWER(864*10;8)" table:style-name="ce8">
            <text:p>6.21069E+31</text:p>
          </table:table-cell>
          <table:table-cell office:value-type="float" office:value="1.0561970993654309E+40" table:formula="of:=INT(2)*POWER(2592*10;9)" table:style-name="ce8">
            <text:p>1.0562E+40</text:p>
          </table:table-cell>
          <table:table-cell office:value-type="float" office:value="6.1700610056418663E+49" table:formula="of:=INT(2)*POWER(31536*10;9)" table:style-name="ce8">
            <text:p>6.17006E+49</text:p>
          </table:table-cell>
          <table:table-cell office:value-type="float" office:value="6.1362447276080008E+60" table:formula="of:=INT(2)*POWER(31536*10;11)" table:style-name="ce9">
            <text:p>6.13624E+6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qrt n</text:p>
          </table:table-cell>
          <table:table-cell office:value-type="float" office:value="1000000000000" table:formula="of:=POWER(10;12)" table:style-name="ce8">
            <text:p>1E+12</text:p>
          </table:table-cell>
          <table:table-cell office:value-type="float" office:value="3600000000000000" table:formula="of:=3.6*POWER(10;15)" table:style-name="ce8">
            <text:p>3.6E+15</text:p>
          </table:table-cell>
          <table:table-cell office:value-type="float" office:value="1.296E+19" table:formula="of:=1.296*POWER(10;19)" table:style-name="ce8">
            <text:p>1.296E+19</text:p>
          </table:table-cell>
          <table:table-cell office:value-type="float" office:value="7.46496E+21" table:formula="of:=7.46496*POWER(10;21)" table:style-name="ce8">
            <text:p>7.46496E+21</text:p>
          </table:table-cell>
          <table:table-cell office:value-type="float" office:value="6.7184639999999997E+24" table:formula="of:=6.718464*POWER(10;24)" table:style-name="ce8">
            <text:p>6.71846E+24</text:p>
          </table:table-cell>
          <table:table-cell office:value-type="float" office:value="9.9451929600000009E+26" table:formula="of:=9.94519296*POWER(10;26)" table:style-name="ce8">
            <text:p>9.94519E+26</text:p>
          </table:table-cell>
          <table:table-cell office:value-type="float" office:value="9.9451929600000003E+30" table:formula="of:=9.94519296*POWER(10;30)" table:style-name="ce9">
            <text:p>9.94519E+30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</text:p>
          </table:table-cell>
          <table:table-cell office:value-type="float" office:value="1000000" table:formula="of:=POWER(10;6)" table:style-name="ce8">
            <text:p>1000000</text:p>
          </table:table-cell>
          <table:table-cell office:value-type="float" office:value="60000000" table:formula="of:=6*POWER(10;7)" table:style-name="ce8">
            <text:p>60000000</text:p>
          </table:table-cell>
          <table:table-cell office:value-type="float" office:value="3600000000" table:formula="of:=3.6*POWER(10;9)" table:style-name="ce8">
            <text:p>3600000000</text:p>
          </table:table-cell>
          <table:table-cell office:value-type="float" office:value="86400000000" table:formula="of:=8.64*POWER(10;10)" table:style-name="ce8">
            <text:p>86400000000</text:p>
          </table:table-cell>
          <table:table-cell office:value-type="float" office:value="2592000000000" table:formula="of:=2.592*POWER(10;12)" table:style-name="ce8">
            <text:p>2.592E+12</text:p>
          </table:table-cell>
          <table:table-cell office:value-type="float" office:value="31536000000000" table:formula="of:=3.1536*POWER(10;13)" table:style-name="ce8">
            <text:p>3.1536E+13</text:p>
          </table:table-cell>
          <table:table-cell office:value-type="float" office:value="3153600000000000" table:formula="of:=3.1536*POWER(10;15)" table:style-name="ce9">
            <text:p>3.1536E+15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 lg n</text:p>
          </table:table-cell>
          <table:table-cell office:value-type="float" office:value="62746" table:style-name="ce8">
            <text:p>62746</text:p>
          </table:table-cell>
          <table:table-cell office:value-type="float" office:value="133378059" table:style-name="ce8">
            <text:p>133378059</text:p>
          </table:table-cell>
          <table:table-cell office:value-type="float" office:value="133378059" table:style-name="ce8">
            <text:p>133378059</text:p>
          </table:table-cell>
          <table:table-cell office:value-type="float" office:value="2755147513" table:style-name="ce8">
            <text:p>2755147513</text:p>
          </table:table-cell>
          <table:table-cell office:value-type="float" office:value="71870856404" table:style-name="ce8">
            <text:p>71870856404</text:p>
          </table:table-cell>
          <table:table-cell office:value-type="float" office:value="797633890000" table:formula="of:=7.9763389*POWER(10;11)" table:style-name="ce8">
            <text:p>7.97634E+11</text:p>
          </table:table-cell>
          <table:table-cell office:value-type="float" office:value="68610956800000" table:formula="of:=6.86109568*POWER(10;13)" table:style-name="ce9">
            <text:p>6.8611E+13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2</text:p>
          </table:table-cell>
          <table:table-cell office:value-type="float" office:value="1000" table:style-name="ce8">
            <text:p>1000</text:p>
          </table:table-cell>
          <table:table-cell office:value-type="float" office:value="60000" table:style-name="ce8">
            <text:p>60000</text:p>
          </table:table-cell>
          <table:table-cell office:value-type="float" office:value="60000" table:style-name="ce8">
            <text:p>60000</text:p>
          </table:table-cell>
          <table:table-cell office:value-type="float" office:value="293938" table:style-name="ce8">
            <text:p>293938</text:p>
          </table:table-cell>
          <table:table-cell office:value-type="float" office:value="1609968" table:style-name="ce8">
            <text:p>1609968</text:p>
          </table:table-cell>
          <table:table-cell office:value-type="float" office:value="5615692" table:style-name="ce8">
            <text:p>5615692</text:p>
          </table:table-cell>
          <table:table-cell office:value-type="float" office:value="56156922" table:style-name="ce9">
            <text:p>56156922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3</text:p>
          </table:table-cell>
          <table:table-cell office:value-type="float" office:value="100" table:style-name="ce8">
            <text:p>100</text:p>
          </table:table-cell>
          <table:table-cell office:value-type="float" office:value="1532" table:style-name="ce8">
            <text:p>1532</text:p>
          </table:table-cell>
          <table:table-cell office:value-type="float" office:value="1532" table:style-name="ce8">
            <text:p>1532</text:p>
          </table:table-cell>
          <table:table-cell office:value-type="float" office:value="4420" table:style-name="ce8">
            <text:p>4420</text:p>
          </table:table-cell>
          <table:table-cell office:value-type="float" office:value="13736" table:style-name="ce8">
            <text:p>13736</text:p>
          </table:table-cell>
          <table:table-cell office:value-type="float" office:value="31593" table:style-name="ce8">
            <text:p>31593</text:p>
          </table:table-cell>
          <table:table-cell office:value-type="float" office:value="146645" table:style-name="ce9">
            <text:p>146645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2n</text:p>
          </table:table-cell>
          <table:table-cell office:value-type="float" office:value="19" table:style-name="ce8">
            <text:p>19</text:p>
          </table:table-cell>
          <table:table-cell office:value-type="float" office:value="31" table:style-name="ce8">
            <text:p>31</text:p>
          </table:table-cell>
          <table:table-cell office:value-type="float" office:value="31" table:style-name="ce8">
            <text:p>31</text:p>
          </table:table-cell>
          <table:table-cell office:value-type="float" office:value="36" table:style-name="ce8">
            <text:p>36</text:p>
          </table:table-cell>
          <table:table-cell office:value-type="float" office:value="41" table:style-name="ce8">
            <text:p>41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9">
            <text:p>51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n!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3">
            <text:p>17</text:p>
          </table:table-cell>
          <table:table-cell table:number-columns-repeated="16376"/>
        </table:table-row>
        <table:table-row table:style-name="ro1">
          <table:table-cell table:style-name="ce14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) Calculate the polynomial time for the Bubble Sort. <text:s/>Use a different constant for each operation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BUBBLESORT(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1 <text:s/>for i = 1 to A.length -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2 <text:s text:c="6"/>for j = Lengthen downto i +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3 <text:s text:c="11"/>if A[j] &lt; A[j - 1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4 <text:s text:c="16"/>exchange A[j] with A[j - 1]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(n - 1) + (n - 2) + … + 1 + 0 = n(n - 1)/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) Show that When |x| ≤ 1, we have the approximati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6">
            <text:p>e^x = 1 + x + Θ(x^2)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e^x = x + x^2/2 + x^3/3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umberland" svg:font-family="Cumberland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avid Covell</meta:initial-creator>
    <dc:creator>David Covell</dc:creator>
    <meta:creation-date>2017-03-11T17:44:00Z</meta:creation-date>
    <dc:date>2017-03-11T17:44:00Z</dc:date>
  </office:meta>
</office:document-meta>
</file>